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0.26mm"/>
    </style:style>
    <style:style style:name="co5" style:family="table-column">
      <style:table-column-properties fo:break-before="auto" style:column-width="101.0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0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27.3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7.5mm" fo:break-before="auto" style:use-optimal-row-height="true"/>
    </style:style>
    <style:style style:name="ro5" style:family="table-row">
      <style:table-row-properties style:row-height="36.49mm" fo:break-before="auto" style:use-optimal-row-height="true"/>
    </style:style>
    <style:style style:name="ro6" style:family="table-row">
      <style:table-row-properties style:row-height="49.99mm" fo:break-before="auto" style:use-optimal-row-height="true"/>
    </style:style>
    <style:style style:name="ro7" style:family="table-row">
      <style:table-row-properties style:row-height="5.01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72.13mm" fo:break-before="auto" style:use-optimal-row-height="true"/>
    </style:style>
    <style:style style:name="ro10" style:family="table-row">
      <style:table-row-properties style:row-height="18.42mm" fo:break-before="auto" style:use-optimal-row-height="true"/>
    </style:style>
    <style:style style:name="ro11" style:family="table-row">
      <style:table-row-properties style:row-height="49.74mm" fo:break-before="auto" style:use-optimal-row-height="true"/>
    </style:style>
    <style:style style:name="ro12" style:family="table-row">
      <style:table-row-properties style:row-height="85.55mm" fo:break-before="auto" style:use-optimal-row-height="true"/>
    </style:style>
    <style:style style:name="ro13" style:family="table-row">
      <style:table-row-properties style:row-height="88.62mm" fo:break-before="auto" style:use-optimal-row-height="true"/>
    </style:style>
    <style:style style:name="ro14" style:family="table-row">
      <style:table-row-properties style:row-height="54.22mm" fo:break-before="auto" style:use-optimal-row-height="true"/>
    </style:style>
    <style:style style:name="ro15" style:family="table-row">
      <style:table-row-properties style:row-height="51.58mm" fo:break-before="auto" style:use-optimal-row-height="true"/>
    </style:style>
    <style:style style:name="ro16" style:family="table-row">
      <style:table-row-properties style:row-height="58.7mm" fo:break-before="auto" style:use-optimal-row-height="true"/>
    </style:style>
    <style:style style:name="ro17" style:family="table-row">
      <style:table-row-properties style:row-height="45.28mm" fo:break-before="auto" style:use-optimal-row-height="true"/>
    </style:style>
    <style:style style:name="ro18" style:family="table-row">
      <style:table-row-properties style:row-height="46.95mm" fo:break-before="auto" style:use-optimal-row-height="true"/>
    </style:style>
    <style:style style:name="ro19" style:family="table-row">
      <style:table-row-properties style:row-height="80.03mm" fo:break-before="auto" style:use-optimal-row-height="true"/>
    </style:style>
    <style:style style:name="ro20" style:family="table-row">
      <style:table-row-properties style:row-height="75.55mm" fo:break-before="auto" style:use-optimal-row-height="true"/>
    </style:style>
    <style:style style:name="ro21" style:family="table-row">
      <style:table-row-properties style:row-height="14.01mm" fo:break-before="auto" style:use-optimal-row-height="true"/>
    </style:style>
    <style:style style:name="ro22" style:family="table-row">
      <style:table-row-properties style:row-height="58.98mm" fo:break-before="auto" style:use-optimal-row-height="true"/>
    </style:style>
    <style:style style:name="ro23" style:family="table-row">
      <style:table-row-properties style:row-height="32mm" fo:break-before="auto" style:use-optimal-row-height="true"/>
    </style:style>
    <style:style style:name="ro24" style:family="table-row">
      <style:table-row-properties style:row-height="45.49mm" fo:break-before="auto" style:use-optimal-row-height="true"/>
    </style:style>
    <style:style style:name="ro25" style:family="table-row">
      <style:table-row-properties style:row-height="91.35mm" fo:break-before="auto" style:use-optimal-row-height="true"/>
    </style:style>
    <style:style style:name="ro26" style:family="table-row">
      <style:table-row-properties style:row-height="36.32mm" fo:break-before="auto" style:use-optimal-row-height="true"/>
    </style:style>
    <style:style style:name="ro27" style:family="table-row">
      <style:table-row-properties style:row-height="67.98mm" fo:break-before="auto" style:use-optimal-row-height="true"/>
    </style:style>
    <style:style style:name="ro28" style:family="table-row">
      <style:table-row-properties style:row-height="179.55mm" fo:break-before="auto" style:use-optimal-row-height="true"/>
    </style:style>
    <style:style style:name="ro29" style:family="table-row">
      <style:table-row-properties style:row-height="23mm" fo:break-before="auto" style:use-optimal-row-height="true"/>
    </style:style>
    <style:style style:name="ro30" style:family="table-row">
      <style:table-row-properties style:row-height="72.48mm" fo:break-before="auto" style:use-optimal-row-height="true"/>
    </style:style>
    <style:style style:name="ro3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Droid Sans Fallback" style:font-size-asian="11pt" style:font-name-complex="FreeSans1" style:font-size-complex="11pt"/>
    </style:style>
    <style:style style:name="ce7" style:family="table-cell" style:parent-style-name="Default">
      <style:table-cell-properties fo:wrap-option="wrap" style:vertical-align="top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Noto Sans CJK SC Regular" style:font-size-asian="11pt" style:font-name-complex="FreeSans1" style:font-size-complex="11pt"/>
    </style:style>
    <style:style style:name="ce9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size-complex="11pt"/>
    </style:style>
    <style:style style:name="ce10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size-complex="11pt"/>
    </style:style>
    <style:style style:name="ce12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3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4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7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FreeSans1" style:font-size-complex="11pt"/>
    </style:style>
    <style:style style:name="ce18" style:family="table-cell" style:parent-style-name="Default">
      <style:table-cell-properties fo:wrap-option="wrap" fo:border="0.06pt solid #000000" style:vertical-align="top"/>
      <style:text-properties style:font-name="Liberation Sans" fo:font-size="12pt" style:font-name-asian="FreeSans" style:font-size-asian="12pt" style:language-asian="none" style:country-asian="none" style:font-name-complex="FreeSans" style:font-size-complex="11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Liberation Sans" fo:font-size="11pt" fo:language="none" fo:country="none" style:font-name-asian="FreeSans" style:font-size-asian="12pt" style:language-asian="none" style:country-asian="none" style:font-size-complex="11pt"/>
    </style:style>
    <style:style style:name="ce20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DejaVu Sans" style:font-size-complex="11pt" style:language-complex="en" style:country-complex="US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size-asian="11pt" style:font-size-complex="11pt"/>
    </style:style>
    <style:style style:name="ce29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name-asian="Noto Sans CJK SC Regular" style:font-size-asian="11pt" style:font-name-complex="FreeSans1" style:font-size-complex="11pt"/>
    </style:style>
    <style:style style:name="ce30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name-asian="Droid Sans Fallback" style:font-size-asian="11pt" style:font-name-complex="FreeSans1" style:font-size-complex="11pt"/>
    </style:style>
    <style:style style:name="T1" style:family="text">
      <style:text-properties fo:font-size="12pt" style:letter-kerning="true" style:country-asian="none" style:font-name-asian="FreeSans" style:font-name-complex="FreeSans" style:font-size-asian="12pt"/>
    </style:style>
    <style:style style:name="T2" style:family="text">
      <style:text-properties style:font-name="Liberation Sans" style:letter-kerning="true" style:country-asian="none" style:font-name-asian="FreeSans" style:font-size-asian="12pt"/>
    </style:style>
    <style:style style:name="T3" style:family="text">
      <style:text-properties style:letter-kerning="true" style:country-asian="none" style:font-name-asian="FreeSans" style:font-size-asian="12pt"/>
    </style:style>
    <style:style style:name="T4" style:family="text">
      <style:text-properties style:font-name="Liberation Sans" style:letter-kerning="true" style:country-asian="none" style:font-name-asian="FreeSans" style:font-name-complex="FreeSans" style:font-size-asian="12pt"/>
    </style:style>
    <style:style style:name="T5" style:family="text">
      <style:text-properties style:letter-kerning="true" style:country-asian="none" style:font-name-asian="FreeSans" style:font-name-complex="FreeSans" style:font-size-asian="12pt"/>
    </style:style>
    <style:style style:name="T6" style:family="text">
      <style:text-properties style:letter-kerning="true" fo:country="none" style:country-asian="none" style:font-name-asian="FreeSans" style:font-size-asian="12pt"/>
    </style:style>
    <style:style style:name="T7" style:family="text">
      <style:text-properties style:letter-kerning="true" style:country-asian="none" style:font-size-asian="12pt" style:font-name-asian="FreeSans" style:font-name-complex="FreeSans"/>
    </style:style>
    <style:style style:name="T8" style:family="text">
      <style:text-properties style:font-name="Liberation Sans" style:letter-kerning="true" style:country-asian="none" style:font-name-asian="FreeSans" style:font-size-asian="12pt" style:font-name-complex="FreeSans"/>
    </style:style>
    <style:style style:name="T9" style:family="text">
      <style:text-properties fo:font-size="12pt" style:letter-kerning="true" style:country-asian="none" style:country-complex="none" style:font-name-asian="FreeSans" style:font-name-complex="FreeSans" style:font-size-asian="12pt"/>
    </style:style>
    <style:style style:name="T10" style:family="text">
      <style:text-properties style:font-name="Liberation Sans" style:letter-kerning="true" style:country-asian="none" style:country-complex="none" style:font-name-asian="FreeSans" style:font-name-complex="DejaVu Sans" style:font-size-asian="12pt"/>
    </style:style>
    <style:style style:name="T11" style:family="text">
      <style:text-properties fo:font-size="12pt" style:letter-kerning="true" style:country-asian="none" style:font-name-asian="FreeSans" style:font-size-asian="12pt"/>
    </style:style>
    <style:style style:name="T12" style:family="text">
      <style:text-properties fo:font-size="12pt" style:letter-kerning="true" style:country-asian="none" style:font-name-asian="FreeSans" style:font-size-asian="12pt" fo:font-weight="normal" fo:country="none" style:font-weight-asian="normal" style:font-weight-complex="normal"/>
    </style:style>
    <style:style style:name="T13" style:family="text">
      <style:text-properties fo:font-size="12pt" style:letter-kerning="true" style:country-asian="none" style:font-name-asian="FreeSans" style:font-name-complex="FreeSans" style:font-size-asian="12pt" fo:color="#000000" fo:font-weight="normal" fo:country="none" style:font-weight-asian="normal" style:font-weight-complex="normal"/>
    </style:style>
    <style:style style:name="T14" style:family="text">
      <style:text-properties style:font-name="Liberation Sans" style:font-name-asian="Noto Sans CJK SC Regular" style:font-name-complex="FreeSans"/>
    </style:style>
    <style:style style:name="T15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Expected Response</text:p>
          </table:table-cell>
          <table:table-cell table:style-name="ce1" office:value-type="string" calcext:value-type="string">
            <text:p>Actual Response</text:p>
          </table:table-cell>
          <table:table-cell table:style-name="ce1" office:value-type="string" calcext:value-type="string">
            <text:p>Expected Status Code</text:p>
          </table:table-cell>
          <table:table-cell table:style-name="ce1" office:value-type="string" calcext:value-type="string">
            <text:p>Actual Status Code</text:p>
          </table:table-cell>
          <table:table-cell table:style-name="ce1" office:value-type="string" calcext:value-type="string">
            <text:p>Followed Steps</text:p>
          </table:table-cell>
          <table:table-cell table:style-name="ce1" office:value-type="string" calcext:value-type="string">
            <text:p>Statu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 without content-typ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/>
          <table:table-cell table:style-name="ce9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number-columns-repeated="2" table:style-name="ce21" office:value-type="string" calcext:value-type="string">
            <text:p>{"errormessage":[{"param":"content-type","msg":"invalid content-type","value":"text/plain;charset=UTF-8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7" table:number-columns-repeated="102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number-columns-repeated="2" table:style-name="ce21" office:value-type="string" calcext:value-type="string">
            <text:p>{"success":"success","result":{"muserid":"3641ef9a-404c-4e70-a5b4-5ee0ec5062ad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1" office:value-type="string" calcext:value-type="string">
            <text:p>{"emailid":"",</text:p>
            <text:p>"firstname": "Bhumika",</text:p>
            <text:p>"lastname": "Modia",</text:p>
            <text:p>"metainfo": {"City":"Ahemdabad"}, </text:p>
            <text:p>"password": "Bhumika@123",</text:p>
            <text:p>"phone": "9999988888"}</text:p>
          </table:table-cell>
          <table:table-cell table:number-columns-repeated="2" table:style-name="ce21" office:value-type="string" calcext:value-type="string">
            <text:p>{"errormessage":[{"param":"emailid","msg":"empty emaili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same unique key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2" office:value-type="string" calcext:value-type="string">
            <text:p><text:span text:style-name="T4">{"emailid":"</text:span><text:span text:style-name="T4"><text:a xlink:href="mailto:bhumika.modia@einfochips.com" xlink:type="simple">bhumika.modia@einfochips.com</text:a></text:span><text:span text:style-name="T4">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text:span text:style-name="T5">}</text:span></text:p>
          </table:table-cell>
          <table:table-cell office:value-type="string" calcext:value-type="string">
            <text:p>{"errormessage":"user already exist"}</text:p>
          </table:table-cell>
          <table:table-cell table:style-name="ce21" office:value-type="string" calcext:value-type="string">
            <text:p>{"errormessage":"user already exist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white spac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2" office:value-type="string" calcext:value-type="string">
            <text:p><text:span text:style-name="T4">{</text:span></text:p>
            <text:p><text:span text:style-name="T4">"emailid":"bhumika.modia1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9999988888"</text:span></text:p>
            <text:p><text:span text:style-name="T4">}</text:span></text:p>
          </table:table-cell>
          <table:table-cell office:value-type="string" calcext:value-type="string">
            <text:p>{"errormessage":[{"param":"password","msg":"empty password","value":" "}]}</text:p>
          </table:table-cell>
          <table:table-cell table:style-name="ce21" office:value-type="string" calcext:value-type="string">
            <text:p>{"errormessage":[{"param":"password","msg":"empty password","value":" 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2"/>
          <table:table-cell/>
          <table:table-cell table:style-name="ce21"/>
          <table:table-cell table:number-columns-repeated="3"/>
          <table:table-cell table:style-name="ce27"/>
          <table:table-cell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not mandatory field with blank valu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3" office:value-type="string" calcext:value-type="string">
            <text:p><text:span text:style-name="T4">{</text:span></text:p>
            <text:p><text:span text:style-name="T4">"emailid":"bhumika.modia1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 "</text:span></text:p>
            <text:p><text:span text:style-name="T4">}</text:span></text:p>
          </table:table-cell>
          <table:table-cell table:number-columns-repeated="2" table:style-name="ce21" office:value-type="string" calcext:value-type="string">
            <text:p>{"success":"success","result":{"muserid":"3641ef9a-404c-4e70-a5b4-5ee0ec5062ad"}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}</text:p>
          </table:table-cell>
          <table:table-cell table:style-name="ce14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,"Country": "India"}, </text:span></text:p>
            <text:p><text:span text:style-name="T4">"password": "Bhumika@123",</text:span></text:p>
            <text:p><text:span text:style-name="T4">"phone": "9999988888"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5">{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Bhumika@123",</text:span></text:p>
            <text:p><text:span text:style-name="T5">"phone": "9999988888"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master user Update- mandatory field as blank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5">{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",</text:span></text:p>
            <text:p><text:span text:style-name="T5">"phone": "9999988888"}</text:span></text:p>
          </table:table-cell>
          <table:table-cell table:number-columns-repeated="2" table:style-name="ce21" office:value-type="string" calcext:value-type="string">
            <text:p>{"errormessage":[{"param":"password","msg":"empty passwor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master user Update – not mandatory field with blank value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4">{</text:span></text:p>
            <text:p><text:span text:style-name="T4">"firstname": "Bhumika",</text:span></text:p>
            <text:p><text:span text:style-name="T4">"lastname": "Modia",</text:span></text:p>
            <text:p><text:span text:style-name="T4">"metainfo": {}</text:span></text:p>
            <text:p><text:span text:style-name="T4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3"/>
          <table:table-cell/>
          <table:table-cell table:style-name="ce21"/>
          <table:table-cell table:number-columns-repeated="3"/>
          <table:table-cell table:style-name="ce28"/>
          <table:table-cell table:number-columns-repeated="101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master user update – with emailid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4">{</text:span></text:p>
            <text:p><text:span text:style-name="T4">"emailid":"bhumika.modia@einfochips.com",</text:span></text:p>
            <text:p><text:span text:style-name="T4">"password": "pwd1"</text:span></text:p>
            <text:p><text:span text:style-name="T4">}</text:span></text:p>
          </table:table-cell>
          <table:table-cell office:value-type="string" calcext:value-type="string">
            <text:p>{</text:p>
            <text:p>  "errormessage": "remove email id from payloaddata"</text:p>
            <text:p>}</text:p>
          </table:table-cell>
          <table:table-cell table:style-name="ce21" office:value-type="string" calcext:value-type="string">
            <text:p>{</text:p>
            <text:p>  "errormessage": "remove email id from payloaddata"</text:p>
            <text:p>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Get by 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ster user Get by ID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{"success":"success","result":[{"firstname":"Bhumika","lastname":"Modia","emailid":"<text:a xlink:href="mailto:bhumika.modia@einfochips.com" xlink:type="simple">bhumika.modia@einfochips.com</text:a>","metainfo":null,"phone":"9999988888"}]}</text:p>
          </table:table-cell>
          <table:table-cell table:style-name="ce21" office:value-type="string" calcext:value-type="string">
            <text:p>{"success":"success","result":[{"firstname":"Bhumika","lastname":"Modia","emailid":"<text:a xlink:href="mailto:bhumika.modia@einfochips.com" xlink:type="simple">bhumika.modia@einfochips.com</text:a>","metainfo":null,"phone":"9999988888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master user Get by ID without token</text:p>
          </table:table-cell>
          <table:table-cell office:value-type="string" calcext:value-type="string">
            <text:p>/user/muser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aster user login – with wrong password</text:p>
          </table:table-cell>
          <table:table-cell office:value-type="string" calcext:value-type="string">
            <text:p>/user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{"emailid":"bhumika.modia@einfochips.com",</text:p>
            <text:p>"password": "Bhumika@1234"}</text:p>
            <text:p/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aster user login – with wrong Email</text:p>
          </table:table-cell>
          <table:table-cell office:value-type="string" calcext:value-type="string">
            <text:p>/user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bhumika.modia@einfochips.co.in",</text:p>
            <text:p>"password": "<text:a xlink:href="mailto:Bhumika@1234" xlink:type="simple">Bhumika@1234</text:a>"}</text:p>
            <text:p/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master user login</text:p>
          </table:table-cell>
          <table:table-cell office:value-type="string" calcext:value-type="string">
            <text:p>/user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<text:a xlink:href="mailto:bhumika.modia@einfochips.com" xlink:type="simple">bhumika.modia@einfochips.com</text:a>",</text:p>
            <text:p>"password": "<text:a xlink:href="mailto:Bhumika@123" xlink:type="simple">Bhumika@123</text:a>"}</text:p>
            <text:p/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21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- Cre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APP Create – without token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APP Create – without mandatory detail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6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appname","msg":"empty app name"},{"param":"secretkey","msg":"empty secret key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with improper format data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3">{</text:span></text:p>
            <text:p><text:span text:style-name="T3">"appdesc" : "App1",</text:span></text:p>
            <text:p><text:span text:style-name="T3">"appname":"",</text:span></text:p>
            <text:p><text:span text:style-name="T3">"secretkey": "abd123"</text:span></text:p>
            <text:p><text:span text:style-name="T3">}</text:span></text:p>
          </table:table-cell>
          <table:table-cell table:style-name="ce21" office:value-type="string" calcext:value-type="string">
            <text:p/>
            <text:p/>
            <text:p>{"errormessage":[{"param":"appname","msg":"empty app name","value":""}]}</text:p>
            <text:p/>
            <text:p/>
          </table:table-cell>
          <table:table-cell table:style-name="ce21" office:value-type="string" calcext:value-type="string">
            <text:p/>
            <text:p/>
            <text:p>{"errormessage":[{"param":"appname","msg":"empty app name","value":""}]}</text:p>
            <text:p/>
            <text:p/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madatory field with white space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appdesc" : "App1",</text:span></text:p>
            <text:p><text:span text:style-name="T3">"appname":" ",</text:span></text:p>
            <text:p><text:span text:style-name="T3">"secretkey": "abd123"</text:span></text:p>
            <text:p><text:span text:style-name="T3">}</text:span></text:p>
          </table:table-cell>
          <table:table-cell table:style-name="ce21" office:value-type="string" calcext:value-type="string">
            <text:p/>
            <text:p/>
            <text:p/>
            <text:p><text:span text:style-name="T14">{"errormessage":[{"param":"appname","msg":"empty app name","value":""}]}</text:span></text:p>
            <text:p/>
            <text:p/>
            <text:p/>
            <text:p/>
          </table:table-cell>
          <table:table-cell table:style-name="ce23" office:value-type="string" calcext:value-type="string">
            <text:p/>
            <text:p/>
            <text:p><text:span text:style-name="T15">{"errormessage":[{"param":"appname","msg":"empty app name","value":""}]}</text:span></text:p>
            <text:p/>
            <text:p/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9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APP Create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success":"success","result":{"appid":"1d7f6dfc-ae6b-45e2-a4e7-67f696c7d149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1"/>
          <table:table-cell table:style-name="ce21" table:number-columns-repeated="2"/>
          <table:table-cell table:number-columns-repeated="3"/>
          <table:table-cell table:style-name="ce27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APP Update – without token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1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APP Update – with mandatory detail blank or null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appname":"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errormessage":[{"param":"appname","msg":"empty app name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mandatory detail with white space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 ",</text:span></text:p>
            <text:p><text:span text:style-name="T3">"secretkey": "abd123"}</text:span></text:p>
          </table:table-cell>
          <table:table-cell table:style-name="ce22" office:value-type="string" calcext:value-type="string">
            <text:p>{"errormessage":[{"param":"appname","msg":"empty app name","value":" <text:s/>"}]}</text:p>
          </table:table-cell>
          <table:table-cell table:style-name="ce21" office:value-type="string" calcext:value-type="string">
            <text:p>{"errormessage":[{"param":"appname","msg":"empty app name","value":" <text:s/>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not mandatory field blank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"appdesc" : "",</text:span></text:p>
            <text:p><text:span text:style-name="T3">"appname":"App1"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App Update</text:p>
          </table:table-cell>
          <table:table-cell office:value-type="string" calcext:value-type="string">
            <text:p>/user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7" office:value-type="string" calcext:value-type="string">
            <text:p><text:span text:style-name="T1">{"appdesc" : "App1",</text:span></text:p>
            <text:p><text:span text:style-name="T1">"appname":"App1",</text:span></text:p>
            <text:p><text:span text:style-name="T1">"metainfo": {"info":"AHM1233"},</text:span></text:p>
            <text:p><text:span text:style-name="T1">"secretkey": "abd123"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pp Get By ID – without token</text:p>
          </table:table-cell>
          <table:table-cell office:value-type="string" calcext:value-type="string">
            <text:p>user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App Get By ID fetch with wrong id</text:p>
          </table:table-cell>
          <table:table-cell office:value-type="string" calcext:value-type="string">
            <text:p>user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App Get By ID with int id</text:p>
          </table:table-cell>
          <table:table-cell office:value-type="string" calcext:value-type="string">
            <text:p>user/app?app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{"errormessage":[{"param":"appid","msg":"invalid appid","value":"1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App Get By ID with string parameter</text:p>
          </table:table-cell>
          <table:table-cell table:style-name="ce6" office:value-type="string" calcext:value-type="string">
            <text:p>user/app?app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{"errormessage":[{"param":"appid","msg":"invalid appid","value":"a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pp Get By ID</text:p>
          </table:table-cell>
          <table:table-cell table:style-name="ce6" office:value-type="string" calcext:value-type="string">
            <text:p>user/app?appid=27b4aba5-7a0e-4b76-8d08-21469dd06bcf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style-name="ce21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App List – without token</text:p>
          </table:table-cell>
          <table:table-cell office:value-type="string" calcext:value-type="string">
            <text:p>/user/app/list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3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user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style-name="ce6"/>
          <table:table-cell table:number-columns-repeated="5"/>
          <table:table-cell table:style-name="ce21"/>
          <table:table-cell table:number-columns-repeated="4"/>
          <table:table-cell table:style-name="ce27"/>
          <table:table-cell table:number-columns-repeated="1012"/>
        </table:table-row>
        <table:table-row table:style-name="ro1">
          <table:table-cell table:style-name="ce4" office:value-type="string" calcext:value-type="string">
            <text:p>Role - Cre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Role create – without token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Role create – without mandatory detail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 table:style-name="ce16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Role create – mandatory field with white space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,"x-appid":"4051eb5b-056a-4041-bdc7-b05e9997a29c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 ",</text:span></text:p>
            <text:p><text:span text:style-name="T3">"metainfo": 133123}</text:span></text:p>
          </table:table-cell>
          <table:table-cell table:number-columns-repeated="2" table:style-name="ce23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Role create 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success":"success","result":{"roleid":"c9e09e2d-da86-4133-a78f-04a1bbda204e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5">
          <table:table-cell office:value-type="float" office:value="31" calcext:value-type="float">
            <text:p>31</text:p>
          </table:table-cell>
          <table:table-cell office:value-type="string" calcext:value-type="string">
            <text:p>Role Update – without token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32" calcext:value-type="float">
            <text:p>32</text:p>
          </table:table-cell>
          <table:table-cell office:value-type="string" calcext:value-type="string">
            <text:p>Role Update – with mandatory detail blank or null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, "x-roleid":"c9e09e2d-da86-4133-a78f-04a1bbda204e"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",</text:span></text:p>
            <text:p><text:span text:style-name="T3">"rolename":"",</text:span></text:p>
            <text:p><text:span text:style-name="T3">"metainfo": {"info":"AHM1233"}}</text:span></text:p>
          </table:table-cell>
          <table:table-cell table:number-columns-repeated="2" table:style-name="ce23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6">
          <table:table-cell office:value-type="float" office:value="33" calcext:value-type="float">
            <text:p>33</text:p>
          </table:table-cell>
          <table:table-cell office:value-type="string" calcext:value-type="string">
            <text:p>Role Update – mandatory detail with white space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 “x-roleid” : "c9e09e2d-da86-4133-a78f-04a1bbda204e" <text:s text:c="3"/>}</text:p>
          </table:table-cell>
          <table:table-cell table:style-name="ce18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",</text:span></text:p>
            <text:p><text:span text:style-name="T5">"metainfo":1222}</text:span></text:p>
          </table:table-cell>
          <table:table-cell table:number-columns-repeated="2" table:style-name="ce23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34" calcext:value-type="float">
            <text:p>34</text:p>
          </table:table-cell>
          <table:table-cell office:value-type="string" calcext:value-type="string">
            <text:p>Role Update</text:p>
          </table:table-cell>
          <table:table-cell office:value-type="string" calcext:value-type="string">
            <text:p>/user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 "x-roleid":"c9e09e2d-da86-4133-a78f-04a1bbda204e" <text:s text:c="3"/>}</text:p>
          </table:table-cell>
          <table:table-cell table:style-name="ce18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Admin",</text:span></text:p>
            <text:p><text:span text:style-name="T5">"metainfo": {"info":"AHM1233"}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ole Get By ID – without token</text:p>
          </table:table-cell>
          <table:table-cell office:value-type="string" calcext:value-type="string">
            <text:p>/user/role?roleid=ed0b25e6-eef1-47b4-9c8b-44f654cd2c25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Role Get By ID fetch with wrong id</text:p>
          </table:table-cell>
          <table:table-cell office:value-type="string" calcext:value-type="string">
            <text:p>/user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8">
          <table:table-cell office:value-type="float" office:value="37" calcext:value-type="float">
            <text:p>37</text:p>
          </table:table-cell>
          <table:table-cell office:value-type="string" calcext:value-type="string">
            <text:p>Role Get By ID with int id</text:p>
          </table:table-cell>
          <table:table-cell office:value-type="string" calcext:value-type="string">
            <text:p>/user/role?role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4" office:value-type="string" calcext:value-type="string">
            <text:p>{"errormessage":[{"param":"roleid","msg":"invalid roleid","value":"1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8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Role Get By ID with string parameter</text:p>
          </table:table-cell>
          <table:table-cell table:style-name="ce6" office:value-type="string" calcext:value-type="string">
            <text:p>/user/role?role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4" office:value-type="string" calcext:value-type="string">
            <text:p>{"errormessage":[{"param":"roleid","msg":"invalid roleid","value":"a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2"/>
          <table:table-cell table:number-columns-repeated="8"/>
          <table:table-cell table:style-name="ce30"/>
          <table:table-cell table:number-columns-repeated="1012"/>
        </table:table-row>
        <table:table-row table:style-name="ro19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Role Get By ID </text:p>
          </table:table-cell>
          <table:table-cell table:style-name="ce6" office:value-type="string" calcext:value-type="string">
            <text:p>/role?roleid=<text:span text:style-name="T1">3585a05c-79af-4758-b579-9ef62526590b</text:span>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roleid":"c9e09e2d-da86-4133-a78f-04a1bbda204e","appid":"4051eb5b-056a-4041-bdc7-b05e9997a29c","create_ts":"2017-03-03T13:52:18.939Z","isactive":true,"isdelete":false,"metainfo":{"info":"AHM1233"},"mod_by":null,"mod_ts":"2017-03-03T13:52:18.939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ole list without token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7">
          <table:table-cell office:value-type="float" office:value="41" calcext:value-type="float">
            <text:p>41</text:p>
          </table:table-cell>
          <table:table-cell office:value-type="string" calcext:value-type="string">
            <text:p>Role List with int app id</text:p>
          </table:table-cell>
          <table:table-cell office:value-type="string" calcext:value-type="string">
            <text:p>/role/list?appid=1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7">
          <table:table-cell office:value-type="float" office:value="42" calcext:value-type="float">
            <text:p>42</text:p>
          </table:table-cell>
          <table:table-cell office:value-type="string" calcext:value-type="string">
            <text:p>Role List with alphabet appid</text:p>
          </table:table-cell>
          <table:table-cell office:value-type="string" calcext:value-type="string">
            <text:p>/role/list?appid=aa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0">
          <table:table-cell office:value-type="float" office:value="43" calcext:value-type="float">
            <text:p>43</text:p>
          </table:table-cell>
          <table:table-cell office:value-type="string" calcext:value-type="string">
            <text:p>Role List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roleid":"c9e09e2d-da86-4133-a78f-04a1bbda204e","appid":"4051eb5b-056a-4041-bdc7-b05e9997a29c","create_ts":"2017-03-03T13:52:18.939Z","isactive":true,"isdelete":false,"metainfo":{"info":"AHM1233"},"mod_by":null,"mod_ts":"2017-03-03T13:52:18.939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1">
          <table:table-cell table:style-name="ce4" office:value-type="string" calcext:value-type="string">
            <text:p>Client - Create</text:p>
          </table:table-cell>
          <table:table-cell table:number-columns-repeated="12"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Client create – without token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9" office:value-type="string" calcext:value-type="string">
            <text:p><text:span text:style-name="T6">{</text:span></text:p>
            <text:p><text:span text:style-name="T6">"clientdesc" : "client 1",</text:span></text:p>
            <text:p><text:span text:style-name="T6">"clientname":"Client 1",</text:span></text:p>
            <text:p><text:span text:style-name="T6">"metainfo": {"info":"AHM1233"}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2">
          <table:table-cell office:value-type="float" office:value="45" calcext:value-type="float">
            <text:p>45</text:p>
          </table:table-cell>
          <table:table-cell office:value-type="string" calcext:value-type="string">
            <text:p>Client create – without mandatory detail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 table:style-name="ce16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clientname","msg":"empty client name"},{"param":"defaultrole","msg":"empty default rol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2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Client create – mandatory detail with white space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clientdesc" : "client 1",</text:span></text:p>
            <text:p><text:span text:style-name="T3">"clientname":" ",</text:span></text:p>
            <text:p><text:span text:style-name="T3">"metainfo": 1111,"defaultrole" : ""}</text:span></text:p>
          </table:table-cell>
          <table:table-cell table:number-columns-repeated="2" table:style-name="ce21" office:value-type="string" calcext:value-type="string">
            <text:p>{"errormessage":[{"param":"defaultrole","msg":"empty default rol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4">
          <table:table-cell office:value-type="float" office:value="47" calcext:value-type="float">
            <text:p>47</text:p>
          </table:table-cell>
          <table:table-cell office:value-type="string" calcext:value-type="string">
            <text:p>Client create 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 table:style-name="ce11" office:value-type="string" calcext:value-type="string">
            <text:p><text:span text:style-name="T3">{</text:span></text:p>
            <text:p><text:span text:style-name="T3">"clientdesc" : "client info",</text:span></text:p>
            <text:p><text:span text:style-name="T3">"clientname":"Client 1",</text:span></text:p>
            <text:p><text:span text:style-name="T3">"metainfo": {"info":"AHM1233"},</text:span></text:p>
            <text:p><text:span text:style-name="T3">"defaultrole" : "c9e09e2d-da86-4133-a78f-04a1bbda204e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success":"success","result":{"clientid":"75ad5122-434c-4ebc-97c9-4b1d84dc6c2b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 table:number-rows-repeated="2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2"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3">
          <table:table-cell office:value-type="float" office:value="48" calcext:value-type="float">
            <text:p>48</text:p>
          </table:table-cell>
          <table:table-cell office:value-type="string" calcext:value-type="string">
            <text:p>Client Update – without token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5" office:value-type="string" calcext:value-type="string">
            <text:p><text:span text:style-name="T7">{</text:span></text:p>
            <text:p><text:span text:style-name="T7">"clientdesc" : "client info",</text:span></text:p>
            <text:p><text:span text:style-name="T7">"clientname":"Client 1",</text:span></text:p>
            <text:p><text:span text:style-name="T7">"metainfo": {"info":"AHM1233"},</text:span></text:p>
            <text:p><text:span text:style-name="T7">"defaultrole" : "c9e09e2d-da86-4133-a78f-04a1bbda204e"</text:span></text:p>
            <text:p><text:span text:style-name="T7">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6">
          <table:table-cell office:value-type="float" office:value="49" calcext:value-type="float">
            <text:p>49</text:p>
          </table:table-cell>
          <table:table-cell office:value-type="string" calcext:value-type="string">
            <text:p>Client Update – with mandatory detail blank or null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15" office:value-type="string" calcext:value-type="string">
            <text:p><text:span text:style-name="T8">{</text:span></text:p>
            <text:p><text:span text:style-name="T8">"clientdesc" : "client info",</text:span></text:p>
            <text:p><text:span text:style-name="T8">"clientname":"",</text:span></text:p>
            <text:p><text:span text:style-name="T8">"metainfo": {"info":"AHM1233"},</text:span></text:p>
            <text:p><text:span text:style-name="T8">"defaultrole" : "c9e09e2d-da86-4133-a78f-04a1bbda204e"</text:span></text:p>
            <text:p><text:span text:style-name="T8">}</text:span></text:p>
          </table:table-cell>
          <table:table-cell table:number-columns-repeated="2" table:style-name="ce21" office:value-type="string" calcext:value-type="string">
            <text:p>{"errormessage":[{"param":"clientname","msg":"empty client name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2">
          <table:table-cell office:value-type="float" office:value="50" calcext:value-type="float">
            <text:p>50</text:p>
          </table:table-cell>
          <table:table-cell office:value-type="string" calcext:value-type="string">
            <text:p>Client Update – white space in mandatory field 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18" office:value-type="string" calcext:value-type="string">
            <text:p><text:span text:style-name="T5">{</text:span></text:p>
            <text:p><text:span text:style-name="T5">"clientdesc" : "client info",</text:span></text:p>
            <text:p><text:span text:style-name="T5">"clientname":" "</text:span></text:p>
            <text:p><text:span text:style-name="T5">}</text:span></text:p>
          </table:table-cell>
          <table:table-cell table:number-columns-repeated="2" table:style-name="ce23" office:value-type="string" calcext:value-type="string">
            <text:p>{"errormessage":[{"param":"clientname","msg":"empty client name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2"/>
          <table:table-cell table:style-name="ce6"/>
          <table:table-cell table:number-columns-repeated="10"/>
          <table:table-cell table:style-name="ce7" table:number-columns-repeated="1011"/>
        </table:table-row>
        <table:table-row table:style-name="ro22">
          <table:table-cell office:value-type="float" office:value="51" calcext:value-type="float">
            <text:p>51</text:p>
          </table:table-cell>
          <table:table-cell office:value-type="string" calcext:value-type="string">
            <text:p>Client Update</text:p>
          </table:table-cell>
          <table:table-cell office:value-type="string" calcext:value-type="string">
            <text:p>/user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15" office:value-type="string" calcext:value-type="string">
            <text:p><text:span text:style-name="T7">{</text:span></text:p>
            <text:p><text:span text:style-name="T7">"clientdesc" : "client info",</text:span></text:p>
            <text:p><text:span text:style-name="T7">"clientname":"Client 1",</text:span></text:p>
            <text:p><text:span text:style-name="T7">"metainfo": {"info":"AHM1233"},</text:span></text:p>
            <text:p><text:span text:style-name="T7">"defaultrole" : "c9e09e2d-da86-4133-a78f-04a1bbda204e"</text:span></text:p>
            <text:p><text:span text:style-name="T7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2"/>
          <table:table-cell table:style-name="ce7"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lient Get By ID – without token</text:p>
          </table:table-cell>
          <table:table-cell office:value-type="string" calcext:value-type="string">
            <text:p>/user/client?clientid=7725119e-7f48-4c8b-997a-0b2e5ef2d3ca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7">
          <table:table-cell office:value-type="float" office:value="53" calcext:value-type="float">
            <text:p>53</text:p>
          </table:table-cell>
          <table:table-cell office:value-type="string" calcext:value-type="string">
            <text:p>Client Get By ID fetch with wrong id</text:p>
          </table:table-cell>
          <table:table-cell office:value-type="string" calcext:value-type="string">
            <text:p>/user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4">
          <table:table-cell office:value-type="float" office:value="54" calcext:value-type="float">
            <text:p>54</text:p>
          </table:table-cell>
          <table:table-cell office:value-type="string" calcext:value-type="string">
            <text:p>Client Get By ID with int id</text:p>
          </table:table-cell>
          <table:table-cell office:value-type="string" calcext:value-type="string">
            <text:p>/user/client?clientid=7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“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4" office:value-type="string" calcext:value-type="string">
            <text:p>{"errormessage":[{"param":"clientid","msg":"invalid clientid","value":"7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4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Client Get By ID with string parameter</text:p>
          </table:table-cell>
          <table:table-cell table:style-name="ce6" office:value-type="string" calcext:value-type="string">
            <text:p>/user/client?clientid=wer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4" office:value-type="string" calcext:value-type="string">
            <text:p>{"errormessage":[{"param":"clientid","msg":"invalid clientid","value":"werw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/>
          <table:table-cell table:style-name="ce6" table:number-columns-repeated="2"/>
          <table:table-cell table:number-columns-repeated="8"/>
          <table:table-cell table:style-name="ce30"/>
          <table:table-cell/>
          <table:table-cell table:style-name="ce7" table:number-columns-repeated="1011"/>
        </table:table-row>
        <table:table-row table:style-name="ro25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Client Get By ID </text:p>
          </table:table-cell>
          <table:table-cell table:style-name="ce6"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clientid":"75ad5122-434c-4ebc-97c9-4b1d84dc6c2b","appid":"4051eb5b-056a-4041-bdc7-b05e9997a29c","clientdesc":"client info","clientname":"client 1","create_ts":"2017-03-03T14:04:33.336Z","defaultrole":"c9e09e2d-da86-4133-a78f-04a1bbda204e","isactive":true,"isdelete":false,"metainfo":{"info":"AHM1233"},"mod_by":null,"mod_ts":"2017-03-03T14:04:33.336Z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2"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26">
          <table:table-cell office:value-type="float" office:value="57" calcext:value-type="float">
            <text:p>57</text:p>
          </table:table-cell>
          <table:table-cell office:value-type="string" calcext:value-type="string">
            <text:p>Client list without token</text:p>
          </table:table-cell>
          <table:table-cell office:value-type="string" calcext:value-type="string">
            <text:p>/user/client/list?appid=2038faec-3904-42d7-835c-0cd615c27209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string" calcext:value-type="string">
            <text:p>Client List with int app id</text:p>
          </table:table-cell>
          <table:table-cell office:value-type="string" calcext:value-type="string">
            <text:p>/user/client/list?appid=2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/>
          <table:table-cell table:number-columns-repeated="2" table:style-name="ce24" office:value-type="string" calcext:value-type="string">
            <text:p>{"errormessage":[{"param":"appid","msg":"invalid appid","value":"2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1"/>
          <table:table-cell table:style-name="ce27"/>
          <table:table-cell/>
          <table:table-cell table:style-name="ce7" table:number-columns-repeated="1011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Client List with alphabet appid</text:p>
          </table:table-cell>
          <table:table-cell table:style-name="ce6" office:value-type="string" calcext:value-type="string">
            <text:p>/user/client/list?appid=wer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/>
          <table:table-cell table:number-columns-repeated="2" table:style-name="ce25" office:value-type="string" calcext:value-type="string">
            <text:p>{"errormessage":[{"param":"appid","msg":"invalid appid","value":"wer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1"/>
          <table:table-cell table:style-name="ce27"/>
          <table:table-cell/>
          <table:table-cell table:style-name="ce7" table:number-columns-repeated="1011"/>
        </table:table-row>
        <table:table-row table:style-name="ro25">
          <table:table-cell office:value-type="float" office:value="60" calcext:value-type="float">
            <text:p>60</text:p>
          </table:table-cell>
          <table:table-cell office:value-type="string" calcext:value-type="string">
            <text:p>Client List</text:p>
          </table:table-cell>
          <table:table-cell table:style-name="ce6" office:value-type="string" calcext:value-type="string">
            <text:p>/user/client/list?appid=2038faec-3904-42d7-835c-0cd615c27209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/>
          <table:table-cell table:number-columns-repeated="2" table:style-name="ce22" office:value-type="string" calcext:value-type="string">
            <text:p>{"success":"success","result":[{"clientid":"75ad5122-434c-4ebc-97c9-4b1d84dc6c2b","appid":"4051eb5b-056a-4041-bdc7-b05e9997a29c","clientdesc":"client info","clientname":"client 1","create_ts":"2017-03-03T14:04:33.336Z","defaultrole":"c9e09e2d-da86-4133-a78f-04a1bbda204e","isactive":true,"isdelete":false,"metainfo":{"info":"AHM1233"},"mod_by":null,"mod_ts":"2017-03-03T14:04:33.336Z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1">
          <table:table-cell table:style-name="ce4" office:value-type="string" calcext:value-type="string">
            <text:p>App User - Cre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2">
          <table:table-cell office:value-type="float" office:value="61" calcext:value-type="float">
            <text:p>61</text:p>
          </table:table-cell>
          <table:table-cell office:value-type="string" calcext:value-type="string">
            <text:p>App user create – without mandatory detail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style-name="ce22" office:value-type="string" calcext:value-type="string">
            <text:p>{"errormessage":[{"param":"emailid","msg":"empty emailid","value":""}]}</text:p>
          </table:table-cell>
          <table:table-cell table:style-name="ce21" office:value-type="string" calcext:value-type="string">
            <text:p>{"errormessage":[{"param":"emailid","msg":"empty emaili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2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App user <text:s/>create – mandatory detail with white space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 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5" office:value-type="string" calcext:value-type="string">
            <text:p>{"errormessage":[{"param":"password","msg":"empty password","value":" 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6">
          <table:table-cell office:value-type="float" office:value="63" calcext:value-type="float">
            <text:p>63</text:p>
          </table:table-cell>
          <table:table-cell office:value-type="string" calcext:value-type="string">
            <text:p>App user create 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emailid" :"bhumi.patel@einfochips.com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2" office:value-type="string" calcext:value-type="string">
            <text:p>{"success":"success","result":{"userid":"673a1720-2af7-4fc0-a8fe-299575c9ac17"}} 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1"/>
          <table:table-cell table:style-name="ce21"/>
          <table:table-cell table:style-name="ce26"/>
          <table:table-cell table:number-columns-repeated="3"/>
          <table:table-cell table:style-name="ce27"/>
          <table:table-cell table:number-columns-repeated="1012"/>
        </table:table-row>
        <table:table-row table:style-name="ro22">
          <table:table-cell office:value-type="float" office:value="64" calcext:value-type="float">
            <text:p>64</text:p>
          </table:table-cell>
          <table:table-cell office:value-type="string" calcext:value-type="string">
            <text:p>App user Create – with same unique key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12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/text:p>
            <text:p><text:span text:style-name="T5">}</text:span></text:p>
          </table:table-cell>
          <table:table-cell table:number-columns-repeated="2" table:style-name="ce22" office:value-type="string" calcext:value-type="string">
            <text:p>{"errormessage":"user already exist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pp user Update – without token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2">
          <table:table-cell office:value-type="float" office:value="66" calcext:value-type="float">
            <text:p>66</text:p>
          </table:table-cell>
          <table:table-cell office:value-type="string" calcext:value-type="string">
            <text:p>App user Update – with mandatory detail with white space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.patel@gmail.com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 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5" office:value-type="string" calcext:value-type="string">
            <text:p>{"errormessage":[{"param":"password","msg":"empty password","value":" 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2">
          <table:table-cell office:value-type="float" office:value="67" calcext:value-type="float">
            <text:p>67</text:p>
          </table:table-cell>
          <table:table-cell office:value-type="string" calcext:value-type="string">
            <text:p>App user Update –not mandatory field with blank value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16">
          <table:table-cell office:value-type="float" office:value="68" calcext:value-type="float">
            <text:p>68</text:p>
          </table:table-cell>
          <table:table-cell office:value-type="string" calcext:value-type="string">
            <text:p>App user Update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7">
          <table:table-cell table:style-name="ce4" office:value-type="string" calcext:value-type="string">
            <text:p>login</text:p>
          </table:table-cell>
          <table:table-cell table:number-columns-repeated="4"/>
          <table:table-cell table:style-name="ce16"/>
          <table:table-cell table:style-name="ce21" table:number-columns-repeated="2"/>
          <table:table-cell table:number-columns-repeated="3"/>
          <table:table-cell table:style-name="ce27"/>
          <table:table-cell table:number-columns-repeated="1012"/>
        </table:table-row>
        <table:table-row table:style-name="ro26">
          <table:table-cell office:value-type="float" office:value="69" calcext:value-type="float">
            <text:p>69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x-clientid":"75ad5122-434c-4ebc-97c9-4b1d84dc6c2b" <text:s/>}</text:p>
          </table:table-cell>
          <table:table-cell office:value-type="string" calcext:value-type="string">
            <text:p><text:span text:style-name="T9">{</text:span></text:p>
            <text:p><text:span text:style-name="T10">"emailid" :"</text:span><text:span text:style-name="T10"><text:a xlink:href="mailto:bhumi.patel@gmail.com" xlink:type="simple">bhumi.patel@gmail.com</text:a></text:span><text:span text:style-name="T10">",</text:span></text:p>
            <text:p><text:span text:style-name="T10">"firstname" : "bhumi",</text:span></text:p>
            <text:p><text:span text:style-name="T10">"lastname":"patel",</text:span></text:p>
            <text:p><text:span text:style-name="T10">"metainfo": {"info":"AHM1233"},</text:span></text:p>
            <text:p><text:span text:style-name="T10">"password":"pwd1",</text:span></text:p>
            <text:p><text:span text:style-name="T10">"phone" : "9999977777"</text:span></text:p>
            <text:p><text:span text:style-name="T10">}</text:span></text:p>
          </table:table-cell>
          <table:table-cell table:number-columns-repeated="2" table:style-name="ce21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x-clientid":"75ad5122-434c-4ebc-97c9-4b1d84dc6c2b" <text:s/>}</text:p>
          </table:table-cell>
          <table:table-cell office:value-type="string" calcext:value-type="string">
            <text:p><text:span text:style-name="T9">{</text:span></text:p>
            <text:p><text:span text:style-name="T10">"emailid" :"</text:span><text:span text:style-name="T10"><text:a xlink:href="mailto:bhumi.patel@gmail.com" xlink:type="simple">bhumi.patel@gmail.com</text:a></text:span><text:span text:style-name="T10">",</text:span></text:p>
            <text:p><text:span text:style-name="T10">"firstname" : "bhumi",</text:span></text:p>
            <text:p><text:span text:style-name="T10">"lastname":"patel",</text:span></text:p>
            <text:p><text:span text:style-name="T10">"metainfo": {"info":"AHM1233"},</text:span></text:p>
            <text:p><text:span text:style-name="T10">"password":"pwd1",</text:span></text:p>
            <text:p><text:span text:style-name="T10">"phone" : "9999977777"</text:span></text:p>
            <text:p><text:span text:style-name="T10">}</text:span></text:p>
          </table:table-cell>
          <table:table-cell table:number-columns-repeated="2" table:style-name="ce21" office:value-type="string" calcext:value-type="string">
            <text:p>{"errormessage":"app is not active or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1" table:number-columns-repeated="2"/>
          <table:table-cell table:number-columns-repeated="3"/>
          <table:table-cell table:style-name="ce27"/>
          <table:table-cell table:number-columns-repeated="1012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App user Get By ID – without token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7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App user Get By ID </text:p>
          </table:table-cell>
          <table:table-cell office:value-type="string" calcext:value-type="string">
            <text:p>/user/appuser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,"x-appid":"4051eb5b-056a-4041-bdc7-b05e9997a29c" <text:s/>}</text:p>
          </table:table-cell>
          <table:table-cell/>
          <table:table-cell table:number-columns-repeated="2" table:style-name="ce21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6">
          <table:table-cell office:value-type="float" office:value="73" calcext:value-type="float">
            <text:p>73</text:p>
          </table:table-cell>
          <table:table-cell office:value-type="string" calcext:value-type="string">
            <text:p>App user list without token</text:p>
          </table:table-cell>
          <table:table-cell office:value-type="string" calcext:value-type="string">
            <text:p>/user/appuser/list?appid=2038faec-3904-42d7-835c-0cd615c27209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string" calcext:value-type="string">
            <text:p>App user List with int app id</text:p>
          </table:table-cell>
          <table:table-cell office:value-type="string" calcext:value-type="string">
            <text:p>/user/appuser/list?appid=20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4" office:value-type="string" calcext:value-type="string">
            <text:p>{"errormessage":[{"param":"appid","msg":"invalid appid","value":"20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string" calcext:value-type="string">
            <text:p>App user List with alphabet appid</text:p>
          </table:table-cell>
          <table:table-cell office:value-type="string" calcext:value-type="string">
            <text:p>/appuser/list?appid=ewwr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5" office:value-type="string" calcext:value-type="string">
            <text:p>{"errormessage":[{"param":"appid","msg":"invalid appid","value":"ewwr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8">
          <table:table-cell office:value-type="float" office:value="76" calcext:value-type="float">
            <text:p>76</text:p>
          </table:table-cell>
          <table:table-cell office:value-type="string" calcext:value-type="string">
            <text:p>App user List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table:style-name="ce8" office:value-type="string" calcext:value-type="string">
            <text:p>{ 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{"userid":"c952f8d8-3d2e-457d-a23e-267caeec5137","appid":"2038faec-3904-42d7-835c-0cd615c27209","create_ts":"2017-03-01T12:23:41.642Z","emailid":null,"firstname":"bhumi","isactive":true,"isdelete":false,"lastname":"patel","metainfo":{"info":"AHM1233"},"mod_by":null,"mod_ts":"2017-03-01T12:23:41.642Z","password":"1499d0c1","phone":"9999977777","role":["3585a05c-79af-4758-b579-9ef62526590b"]},{"userid":"683579f8-990d-4343-b32e-fe809474a6c0","appid":"2038faec-3904-42d7-835c-0cd615c27209","create_ts":"2017-03-01T12:21:22.751Z","emailid":"bhumi.patel@einfochips.com","firstname":"bhumi","isactive":true,"isdelete":false,"lastname":"patel","metainfo":{"info":"AHM1233"},"mod_by":null,"mod_ts":"2017-03-01T12:21:22.751Z","password":"1499d0c1","phone":"9999977777","role":["3585a05c-79af-4758-b579-9ef62526590b"]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9">
          <table:table-cell office:value-type="float" office:value="77" calcext:value-type="float">
            <text:p>77</text:p>
          </table:table-cell>
          <table:table-cell office:value-type="string" calcext:value-type="string">
            <text:p>App user login – with wrong passwor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<text:span text:style-name="T11">{"emailid":"</text:span><text:span text:style-name="T12">bhumi.patel@einfochips.com</text:span><text:span text:style-name="T11">",</text:span></text:p>
            <text:p><text:span text:style-name="T11">"password": "</text:span><text:span text:style-name="T11"><text:a xlink:href="mailto:Bhumika@123" xlink:type="simple">p</text:a></text:span><text:span text:style-name="T11">1",</text:span></text:p>
            <text:p><text:span text:style-name="T11">"clientid":"5a0f5656-257f-4e44-9d1b-e4fac66d9db2",</text:span></text:p>
            <text:p><text:span text:style-name="T11">}</text:span></text:p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App user login – with wrong Email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1">{"emailid":"</text:span><text:span text:style-name="T12">bhumi.patel</text:span><text:span text:style-name="T11">",</text:span></text:p>
            <text:p><text:span text:style-name="T11">"password": "</text:span><text:span text:style-name="T11"><text:a xlink:href="mailto:Bhumika@123" xlink:type="simple">p</text:a></text:span><text:span text:style-name="T11">wd1",</text:span></text:p>
            <text:p><text:span text:style-name="T11">"clientid":"5a0f5656-257f-4e44-9d1b-e4fac66d9db2",</text:span></text:p>
            <text:p><text:span text:style-name="T11">}</text:span></text:p>
            <text:p/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0">
          <table:table-cell office:value-type="float" office:value="79" calcext:value-type="float">
            <text:p>79</text:p>
          </table:table-cell>
          <table:table-cell office:value-type="string" calcext:value-type="string">
            <text:p>App user 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1">{"emailid":"</text:span><text:span text:style-name="T12">bhumi.patel@einfochips.com</text:span><text:span text:style-name="T11">",</text:span></text:p>
            <text:p><text:span text:style-name="T11">"password": "</text:span><text:span text:style-name="T11"><text:a xlink:href="mailto:Bhumika@123" xlink:type="simple">p</text:a></text:span><text:span text:style-name="T11">wd1",</text:span></text:p>
            <text:p><text:span text:style-name="T11">"clientid":"5a0f5656-257f-4e44-9d1b-e4fac66d9db2",</text:span></text:p>
            <text:p><text:span text:style-name="T11">}</text:span></text:p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21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9">
          <table:table-cell office:value-type="float" office:value="80" calcext:value-type="float">
            <text:p>80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">{"emailid":"</text:span><text:span text:style-name="T13">bhumi.patel@einfochips.com</text:span><text:span text:style-name="T1">",</text:span></text:p>
            <text:p><text:span text:style-name="T1">"password": "</text:span><text:span text:style-name="T1"><text:a xlink:href="mailto:Bhumika@123" xlink:type="simple">p</text:a></text:span><text:span text:style-name="T1">1",</text:span></text:p>
            <text:p><text:span text:style-name="T1">"clientid":"5a0f5656-257f-4e44-9d1b-e4fac66d9db2",</text:span></text:p>
            <text:p><text:span text:style-name="T1">}</text:span></text:p>
          </table:table-cell>
          <table:table-cell table:number-columns-repeated="2" table:style-name="ce21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9">
          <table:table-cell office:value-type="float" office:value="81" calcext:value-type="float">
            <text:p>81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">{"emailid":"</text:span><text:span text:style-name="T13">bhumi.patel@einfochips.com</text:span><text:span text:style-name="T1">",</text:span></text:p>
            <text:p><text:span text:style-name="T1">"password": "</text:span><text:span text:style-name="T1"><text:a xlink:href="mailto:Bhumika@123" xlink:type="simple">p</text:a></text:span><text:span text:style-name="T1">1",</text:span></text:p>
            <text:p><text:span text:style-name="T1">"clientid":"5a0f5656-257f-4e44-9d1b-e4fac66d9db2",</text:span></text:p>
            <text:p><text:span text:style-name="T1">}</text:span></text:p>
          </table:table-cell>
          <table:table-cell table:number-columns-repeated="2" table:style-name="ce21" office:value-type="string" calcext:value-type="string">
            <text:p>{"errormessage":"app id not found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2">
          <table:table-cell office:value-type="float" office:value="82" calcext:value-type="float">
            <text:p>82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/verify </text:p>
          </table:table-cell>
          <table:table-cell office:value-type="string" calcext:value-type="string">
            <text:p>POST 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,"x-clientid":"75ad5122-434c-4ebc-97c9-4b1d84dc6c2b" <text:s/>}</text:p>
          </table:table-cell>
          <table:table-cell/>
          <table:table-cell office:value-type="string" calcext:value-type="string">
            <text:p>{“success”:”success”}</text:p>
          </table:table-cell>
          <table:table-cell table:style-name="ce24" office:value-type="string" calcext:value-type="string">
            <text:p>{"success":"success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1048353">
          <table:table-cell table:number-columns-repeated="1024"/>
        </table:table-row>
        <table:table-row table:style-name="ro3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7:59:33.865046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9:40:02.536246773</meta:creation-date>
    <dc:date>2017-03-20T18:54:06.007777462</dc:date>
    <meta:editing-duration>PT3H14M14S</meta:editing-duration>
    <meta:editing-cycles>30</meta:editing-cycles>
    <meta:generator>LibreOffice/5.1.6.2$Linux_X86_64 LibreOffice_project/10m0$Build-2</meta:generator>
    <meta:document-statistic meta:table-count="1" meta:cell-count="969" meta:object-count="0"/>
  </office:meta>
</office:document-meta>
</file>